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4_13-02-06_000.jpg</text:p>
          </table:table-cell>
          <table:table-cell table:style-name="ce22" office:value-type="string">
            <text:p>:m :? 1-2*2 / ありのままの自分を見る；何が必要だろうか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2]=&quot;&quot;;[.C2];CONCATENATE([.C2];&quot; / &quot;;[.E2]))" office:value-type="string" office:string-value=":m :? 1-2*2 / ありのままの自分を見る；何が必要だろうか">
            <text:p>:m :? 1-2*2 / ありのままの自分を見る；何が必要だろう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4_13-02-4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4_15-19-55_000.jpg</text:p>
          </table:table-cell>
          <table:table-cell table:style-name="ce19" office:value-type="string">
            <text:p>:PHOTO 記録 / 作ったもの / 結び,knot / knot=fallreepsknoten</text:p>
          </table:table-cell>
          <table:table-cell table:style-name="ce38"/>
          <table:table-cell table:style-name="ce4"/>
          <table:table-cell table:style-name="ce4"/>
          <table:table-cell table:style-name="ce39" table:formula="of:=IF([.E4]=&quot;&quot;;[.C4];CONCATENATE([.C4];&quot; / &quot;;[.E4]))" office:value-type="string" office:string-value=":PHOTO 記録 / 作ったもの / 結び,knot / knot=fallreepsknoten">
            <text:p>:PHOTO 記録 / 作ったもの / 結び,knot / knot=fallreepsknote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4_15-59-56_000.jpg</text:p>
          </table:table-cell>
          <table:table-cell table:style-name="ce19" office:value-type="string">
            <text:p>:m RES 1*1 / free# JVEMV6 37#21.4_41 / 37. miscs of miscs / 21. math&amp;physics / 4. knot-theory / theme=kronenknoten;wandknoten;fallreepsknoten;palstek / N+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5]=&quot;&quot;;[.C5];CONCATENATE([.C5];&quot; / &quot;;[.E5]))" office:value-type="string" office:string-value=":m RES 1*1 / free# JVEMV6 37#21.4_41 / 37. miscs of miscs / 21. math&amp;physics / 4. knot-theory / theme=kronenknoten;wandknoten;fallreepsknoten;palstek / N+">
            <text:p>:m RES 1*1 / free# JVEMV6 37#21.4_41 / 37. miscs of miscs / 21. math&amp;physics / 4. knot-theory / theme=kronenknoten;wandknoten;fallreepsknoten;palstek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4_17-28-39_000.jpg</text:p>
          </table:table-cell>
          <table:table-cell table:style-name="ce19" office:value-type="string">
            <text:p>:m anim / dessin / s-10 / theme=手；顔：目 / N+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6]=&quot;&quot;;[.C6];CONCATENATE([.C6];&quot; / &quot;;[.E6]))" office:value-type="string" office:string-value=":m anim / dessin / s-10 / theme=手；顔：目 / N+">
            <text:p>:m anim / dessin / s-10 / theme=手；顔：目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4_20-36-4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4_23-05-33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4_23-09-07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4_23-20-38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5_00-47-53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5_01-33-09_000.jpg</text:p>
          </table:table-cell>
          <table:table-cell table:style-name="ce19" office:value-type="string">
            <text:p>:PHOTO 記録 / 文書 / 飲酒；時刻；推移；ストップウオッチ</text:p>
          </table:table-cell>
          <table:table-cell table:style-name="ce17"/>
          <table:table-cell table:style-name="ce4"/>
          <table:table-cell table:style-name="ce4"/>
          <table:table-cell table:style-name="ce39" table:formula="of:=IF([.E12]=&quot;&quot;;[.C12];CONCATENATE([.C12];&quot; / &quot;;[.E12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5_01-33-20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9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5_01-33-26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9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5_10-57-11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9.0 E-139-34-49.0</text:p>
          </table:table-cell>
          <table:table-cell table:style-name="ce39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5_10-59-08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38385 E-139-34-49.764404</text:p>
          </table:table-cell>
          <table:table-cell table:style-name="ce39" table:formula="of:=IF([.E16]=&quot;&quot;;[.C16];CONCATENATE([.C16];&quot; / &quot;;[.E1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5_12-14-04_000.jpg</text:p>
          </table:table-cell>
          <table:table-cell table:style-name="ce22" office:value-type="string">
            <text:p>:m :lets / action activity / やること / physics:res / planck-constantから始めよう</text:p>
          </table:table-cell>
          <table:table-cell table:style-name="ce18"/>
          <table:table-cell table:style-name="ce4"/>
          <table:table-cell table:style-name="ce4" office:value-type="string">
            <text:p>N-35-35-28.477478 E-139-34-49.544677</text:p>
          </table:table-cell>
          <table:table-cell table:style-name="ce39" table:formula="of:=IF([.E17]=&quot;&quot;;[.C17];CONCATENATE([.C17];&quot; / &quot;;[.E17]))" office:value-type="string" office:string-value=":m :lets / action activity / やること / physics:res / planck-constantから始めよう">
            <text:p>:m :lets / action activity / やること / physics:res / planck-constantから始めよう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25_12-14-23_000.jpg</text:p>
          </table:table-cell>
          <table:table-cell table:style-name="ce16" office:value-type="string">
            <text:p>:m 見た夢 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8]=&quot;&quot;;[.C18];CONCATENATE([.C18];&quot; / &quot;;[.E18]))" office:value-type="string" office:string-value=":m 見た夢 ">
            <text:p>:m 見た夢 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25_12-14-51_000.jpg</text:p>
          </table:table-cell>
          <table:table-cell table:style-name="ce18" office:value-type="string">
            <text:p>:m 1*1 / math / numbers / 「０」について；「逆数」について || :m :? 1*1 / history / エカテリーナ２世：死因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9]=&quot;&quot;;[.C19];CONCATENATE([.C19];&quot; / &quot;;[.E19]))" office:value-type="string" office:string-value=":m 1*1 / math / numbers / 「０」について；「逆数」について || :m :? 1*1 / history / エカテリーナ２世：死因">
            <text:p>:m 1*1 / math / numbers / 「０」について；「逆数」について || :m :? 1*1 / history / エカテリーナ２世：死因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4_15-06-48_000.mp4</text:p>
          </table:table-cell>
          <table:table-cell table:style-name="ce8" office:value-type="string">
            <text:p>:VIDEO / @自室 / 記録 / knoten / 実演,perform / n-2020-0824-1 / knot=wandknoten,for=demonstrate:how-to-knuepfen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824-1 / knot=wandknoten,for=demonstrate:how-to-knuepfen">
            <text:p>:VIDEO / @自室 / 記録 / knoten / 実演,perform / n-2020-0824-1 / knot=wandknoten,for=demonstrate:how-to-knuepfe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4_15-51-45_000.mp4</text:p>
          </table:table-cell>
          <table:table-cell table:style-name="ce8" office:value-type="string">
            <text:p>:VIDEO / @自室 / 記録 / knoten / 実演,perform / n-2020-0824-2 / knot=palstek;もやい結び,for=demonstrate:how-to-knuepfen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knoten / 実演,perform / n-2020-0824-2 / knot=palstek;もやい結び,for=demonstrate:how-to-knuepfen">
            <text:p>:VIDEO / @自室 / 記録 / knoten / 実演,perform / n-2020-0824-2 / knot=palstek;もやい結び,for=demonstrate:how-to-knuepfe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4_19-02-10_000.mp4</text:p>
          </table:table-cell>
          <table:table-cell table:style-name="ce8" office:value-type="string">
            <text:p>:VIDEO / @自室 / 記録 / jap.flute / 演奏、play / f-2020-0824-1 / genr=et-N,note=Gf,for=voicing:small-to-large-to-small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jap.flute / 演奏、play / f-2020-0824-1 / genr=et-N,note=Gf,for=voicing:small-to-large-to-small">
            <text:p>:VIDEO / @自室 / 記録 / jap.flute / 演奏、play / f-2020-0824-1 / genr=et-N,note=Gf,for=voicing:small-to-large-to-small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5_12-01-25_000.mp4</text:p>
          </table:table-cell>
          <table:table-cell table:style-name="ce8" office:value-type="string">
            <text:p>:VIDEO / @自宅 / 体操 / ダンス、dance-original / d-2020-0825-1 / id=10.n,beat=8,tempo=110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宅 / 体操 / ダンス、dance-original / d-2020-0825-1 / id=10.n,beat=8,tempo=110">
            <text:p>:VIDEO / @自宅 / 体操 / ダンス、dance-original / d-2020-0825-1 / id=10.n,beat=8,tempo=11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2020/08/25</text:date>, <text:time>13:4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5T13:46:33.31</dc:date>
    <dc:creator>iwabuchi ken</dc:creator>
    <meta:editing-duration>P24DT17H6M14S</meta:editing-duration>
    <meta:editing-cycles>9368</meta:editing-cycles>
    <meta:document-statistic meta:table-count="1" meta:cell-count="473" meta:object-count="0"/>
  </office:meta>
</office:document-meta>
</file>